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91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Excel_5f_BuiltIn_5f_Hyperlink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8" style:family="table-cell" style:parent-style-name="Default" style:data-style-name="N2">
      <style:text-properties fo:font-weight="bold" style:font-weight-asian="bold" style:font-weight-complex="bold"/>
    </style:style>
    <style:style style:name="T1" style:family="text">
      <style:text-properties fo:color="#0000ff" style:text-outline="false" style:text-line-through-style="none" style:font-name="Arial1" fo:font-size="10pt" fo:language="es" fo:country="E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Hoja1" table:style-name="ta1" table:print="false">
        <table:table-column table:style-name="co3" table:default-cell-style-name="ce2"/>
        <table:table-column table:style-name="co2" table:default-cell-style-name="ce1"/>
        <table:table-column table:style-name="co2" table:number-columns-repeated="5" table:default-cell-style-name="Default"/>
        <table:table-row table:style-name="ro1"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1" office:value-type="string">
            <text:p>Municipio</text:p>
          </table:table-cell>
          <table:table-cell table:style-name="ce3" office:value-type="string">
            <text:p>Superfície Km2</text:p>
          </table:table-cell>
          <table:table-cell table:style-name="ce5"/>
          <table:table-cell table:number-columns-repeated="3"/>
          <table:table-cell office:value-type="string">
            <text:p>FERNANDO RODRIGUEZ MUÑOZ.DNI.34064570Y</text:p>
          </table:table-cell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16">Búger</text:a></text:span></text:p>
          </table:table-cell>
          <table:table-cell office:value-type="float" office:value="8.29">
            <text:p>8,29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05">Eivissa</text:a></text:span></text:p>
          </table:table-cell>
          <table:table-cell office:value-type="float" office:value="11.49">
            <text:p>11,49</text:p>
          </table:table-cell>
          <table:table-cell/>
          <table:table-cell table:style-name="ce6" office:value-type="string">
            <text:p>Media</text:p>
          </table:table-cell>
          <table:table-cell table:style-name="ce8" table:formula="of:=AVERAGE([.B3:.B69])" office:value-type="float" office:value="74.5088059701493">
            <text:p>74,51</text:p>
          </table:table-cell>
          <table:table-cell table:number-columns-repeated="2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2012">Es Castell</text:a></text:span></text:p>
          </table:table-cell>
          <table:table-cell office:value-type="float" office:value="11.66">
            <text:p>11,66</text:p>
          </table:table-cell>
          <table:table-cell/>
          <table:table-cell table:style-name="ce6" office:value-type="string">
            <text:p>Varianza</text:p>
          </table:table-cell>
          <table:table-cell table:style-name="ce8" table:formula="of:=VARP([.B3:.B69])" office:value-type="float" office:value="4019.55230006683">
            <text:p>4019,55</text:p>
          </table:table-cell>
          <table:table-cell table:number-columns-repeated="2"/>
        </table:table-row>
        <table:table-row table:style-name="ro2">
          <table:table-cell office:value-type="string">
            <text:p><text:span text:style-name="T1"><text:a xlink:href="http://www.caib.es/sacmicrofront/contenido.do?mkey=M08100212155817041390&amp;lang=ES&amp;cont=21832">Lloseta</text:a></text:span></text:p>
          </table:table-cell>
          <table:table-cell office:value-type="float" office:value="12.1">
            <text:p>12,1</text:p>
          </table:table-cell>
          <table:table-cell/>
          <table:table-cell table:style-name="ce7" office:value-type="string">
            <text:p>Desviación típica</text:p>
          </table:table-cell>
          <table:table-cell table:style-name="ce8" table:formula="of:=SQRT([.E5])" office:value-type="float" office:value="63.3999392749459">
            <text:p>63,40</text:p>
          </table:table-cell>
          <table:table-cell table:number-columns-repeated="2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52">Estellencs</text:a></text:span></text:p>
          </table:table-cell>
          <table:table-cell office:value-type="float" office:value="13.44">
            <text:p>13,44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66">Consell</text:a></text:span></text:p>
          </table:table-cell>
          <table:table-cell office:value-type="float" office:value="13.7">
            <text:p>13,7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60">Deià</text:a></text:span></text:p>
          </table:table-cell>
          <table:table-cell office:value-type="float" office:value="15.21">
            <text:p>15,21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64">Costitx</text:a></text:span></text:p>
          </table:table-cell>
          <table:table-cell office:value-type="float" office:value="15.37">
            <text:p>15,37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34">Lloret de Vistalegre</text:a></text:span></text:p>
          </table:table-cell>
          <table:table-cell office:value-type="float" office:value="17.44">
            <text:p>17,44</text:p>
          </table:table-cell>
          <table:table-cell table:number-columns-repeated="5"/>
        </table:table-row>
        <table:table-row table:style-name="ro1">
          <table:table-cell office:value-type="string">
            <text:p>Banyalbufar</text:p>
          </table:table-cell>
          <table:table-cell office:value-type="float" office:value="18.06">
            <text:p>18,06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43">Fornalutx</text:a></text:span></text:p>
          </table:table-cell>
          <table:table-cell office:value-type="float" office:value="19.49">
            <text:p>19,49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22">Mancor de la Vall</text:a></text:span></text:p>
          </table:table-cell>
          <table:table-cell office:value-type="float" office:value="19.89">
            <text:p>19,89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97">Santa Eugènia</text:a></text:span></text:p>
          </table:table-cell>
          <table:table-cell office:value-type="float" office:value="20.25">
            <text:p>20,25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543">Ariany</text:a></text:span></text:p>
          </table:table-cell>
          <table:table-cell office:value-type="float" office:value="23.14">
            <text:p>23,14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66">Vilafranca de Bonany</text:a></text:span></text:p>
          </table:table-cell>
          <table:table-cell office:value-type="float" office:value="23.96">
            <text:p>23,96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18">Binissalem</text:a></text:span></text:p>
          </table:table-cell>
          <table:table-cell office:value-type="float" office:value="29.77">
            <text:p>29,77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20">Maria de la Salut</text:a></text:span></text:p>
          </table:table-cell>
          <table:table-cell office:value-type="float" office:value="30.52">
            <text:p>30,52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62">Es Migjorn Gran</text:a></text:span></text:p>
          </table:table-cell>
          <table:table-cell office:value-type="float" office:value="31.42">
            <text:p>31,42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07">Campanet</text:a></text:span></text:p>
          </table:table-cell>
          <table:table-cell office:value-type="float" office:value="34.65">
            <text:p>34,65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64">Sant Lluís</text:a></text:span></text:p>
          </table:table-cell>
          <table:table-cell office:value-type="float" office:value="34.75">
            <text:p>34,75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30">Llubí</text:a></text:span></text:p>
          </table:table-cell>
          <table:table-cell office:value-type="float" office:value="34.92">
            <text:p>34,92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54">Esporles</text:a></text:span></text:p>
          </table:table-cell>
          <table:table-cell office:value-type="float" office:value="35.29">
            <text:p>35,29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91">Santa Maria del Camí</text:a></text:span></text:p>
          </table:table-cell>
          <table:table-cell office:value-type="float" office:value="37.62">
            <text:p>37,62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73">Sant Joan</text:a></text:span></text:p>
          </table:table-cell>
          <table:table-cell office:value-type="float" office:value="38.54">
            <text:p>38,54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61">Ses Salines</text:a></text:span></text:p>
          </table:table-cell>
          <table:table-cell office:value-type="float" office:value="39.12">
            <text:p>39,12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16">Montuïri</text:a></text:span></text:p>
          </table:table-cell>
          <table:table-cell office:value-type="float" office:value="41.13">
            <text:p>41,13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787">Puigpunyent</text:a></text:span></text:p>
          </table:table-cell>
          <table:table-cell office:value-type="float" office:value="42.31">
            <text:p>42,31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70">Son Servera</text:a></text:span></text:p>
          </table:table-cell>
          <table:table-cell office:value-type="float" office:value="42.56">
            <text:p>42,56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72">Sóller</text:a></text:span></text:p>
          </table:table-cell>
          <table:table-cell office:value-type="float" office:value="42.8">
            <text:p>42,8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68">Valldemossa</text:a></text:span></text:p>
          </table:table-cell>
          <table:table-cell office:value-type="float" office:value="42.93">
            <text:p>42,93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473">Alaró</text:a></text:span></text:p>
          </table:table-cell>
          <table:table-cell office:value-type="float" office:value="45.79">
            <text:p>45,79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78">Sineu</text:a></text:span></text:p>
          </table:table-cell>
          <table:table-cell office:value-type="float" office:value="47.74">
            <text:p>47,74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57">Sa Pobla</text:a></text:span></text:p>
          </table:table-cell>
          <table:table-cell office:value-type="float" office:value="48.59">
            <text:p>48,59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83">Selva</text:a></text:span></text:p>
          </table:table-cell>
          <table:table-cell table:style-name="ce4" office:value-type="float" office:value="48.75">
            <text:p>48,75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81">Sencelles</text:a></text:span></text:p>
          </table:table-cell>
          <table:table-cell office:value-type="float" office:value="52.86">
            <text:p>52,86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18">Marratxí</text:a></text:span></text:p>
          </table:table-cell>
          <table:table-cell office:value-type="float" office:value="54.22">
            <text:p>54,22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70">Capdepera</text:a></text:span></text:p>
          </table:table-cell>
          <table:table-cell office:value-type="float" office:value="54.92">
            <text:p>54,92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37">Inca</text:a></text:span></text:p>
          </table:table-cell>
          <table:table-cell office:value-type="float" office:value="58.34">
            <text:p>58,34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07">Muro</text:a></text:span></text:p>
          </table:table-cell>
          <table:table-cell office:value-type="float" office:value="58.61">
            <text:p>58,61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486">Alcúdia</text:a></text:span></text:p>
          </table:table-cell>
          <table:table-cell office:value-type="float" office:value="60.02">
            <text:p>60,02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52">Ferreries</text:a></text:span></text:p>
          </table:table-cell>
          <table:table-cell office:value-type="float" office:value="66.09">
            <text:p>66,09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01">Petra</text:a></text:span></text:p>
          </table:table-cell>
          <table:table-cell office:value-type="float" office:value="70.04">
            <text:p>70,04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541">Andratx</text:a></text:span></text:p>
          </table:table-cell>
          <table:table-cell office:value-type="float" office:value="81.46">
            <text:p>81,46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59">Sant Llorenç des Cardassar</text:a></text:span></text:p>
          </table:table-cell>
          <table:table-cell office:value-type="float" office:value="82.08">
            <text:p>82,08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587">Formentera</text:a></text:span></text:p>
          </table:table-cell>
          <table:table-cell office:value-type="float" office:value="83.24">
            <text:p>83,24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13">Bunyola</text:a></text:span></text:p>
          </table:table-cell>
          <table:table-cell office:value-type="float" office:value="84.7">
            <text:p>84,7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89">Santa Margalida</text:a></text:span></text:p>
          </table:table-cell>
          <table:table-cell office:value-type="float" office:value="86.51">
            <text:p>86,51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791">Porreres</text:a></text:span></text:p>
          </table:table-cell>
          <table:table-cell office:value-type="float" office:value="86.91">
            <text:p>86,91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537">Algaida</text:a></text:span></text:p>
          </table:table-cell>
          <table:table-cell office:value-type="float" office:value="89.78">
            <text:p>89,78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0428">Alaior</text:a></text:span></text:p>
          </table:table-cell>
          <table:table-cell office:value-type="float" office:value="109.86">
            <text:p>109,86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54">Maó</text:a></text:span></text:p>
          </table:table-cell>
          <table:table-cell office:value-type="float" office:value="117.2">
            <text:p>117,2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30">Sant Joan de Labritja</text:a></text:span></text:p>
          </table:table-cell>
          <table:table-cell office:value-type="float" office:value="121.66">
            <text:p>121,66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86">Santanyí</text:a></text:span></text:p>
          </table:table-cell>
          <table:table-cell office:value-type="float" office:value="124.86">
            <text:p>124,86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13">Sant Antoni de Portmany</text:a></text:span></text:p>
          </table:table-cell>
          <table:table-cell office:value-type="float" office:value="126.8">
            <text:p>126,8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56">Es Mercadal</text:a></text:span></text:p>
          </table:table-cell>
          <table:table-cell office:value-type="float" office:value="138.34">
            <text:p>138,34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56">Escorca</text:a></text:span></text:p>
          </table:table-cell>
          <table:table-cell office:value-type="float" office:value="139.39">
            <text:p>139,39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46">Artà</text:a></text:span></text:p>
          </table:table-cell>
          <table:table-cell office:value-type="float" office:value="139.79">
            <text:p>139,79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11">Calvià</text:a></text:span></text:p>
          </table:table-cell>
          <table:table-cell office:value-type="float" office:value="145.02">
            <text:p>145,02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905">Campos</text:a></text:span></text:p>
          </table:table-cell>
          <table:table-cell office:value-type="float" office:value="149.69">
            <text:p>149,69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796">Pollença</text:a></text:span></text:p>
          </table:table-cell>
          <table:table-cell office:value-type="float" office:value="151.65">
            <text:p>151,65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34">Santa Eulària del Riu</text:a></text:span></text:p>
          </table:table-cell>
          <table:table-cell office:value-type="float" office:value="153.58">
            <text:p>153,58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32">Sant Josep de Sa Talaia</text:a></text:span></text:p>
          </table:table-cell>
          <table:table-cell office:value-type="float" office:value="159.38">
            <text:p>159,38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46">Felanitx</text:a></text:span></text:p>
          </table:table-cell>
          <table:table-cell office:value-type="float" office:value="169.79">
            <text:p>169,79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650">Ciutadella de Menorca</text:a></text:span></text:p>
          </table:table-cell>
          <table:table-cell office:value-type="float" office:value="186.34">
            <text:p>186,34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05">Palma de Mallorca</text:a></text:span></text:p>
          </table:table-cell>
          <table:table-cell office:value-type="float" office:value="208.63">
            <text:p>208,63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26">Manacor</text:a></text:span></text:p>
          </table:table-cell>
          <table:table-cell office:value-type="float" office:value="260.31">
            <text:p>260,31</text:p>
          </table:table-cell>
          <table:table-cell table:number-columns-repeated="5"/>
        </table:table-row>
        <table:table-row table:style-name="ro3">
          <table:table-cell office:value-type="string">
            <text:p><text:span text:style-name="T1"><text:a xlink:href="http://www.caib.es/sacmicrofront/contenido.do?mkey=M08100212155817041390&amp;lang=ES&amp;cont=21828">Llucmajor</text:a></text:span></text:p>
          </table:table-cell>
          <table:table-cell office:value-type="float" office:value="327.33">
            <text:p>327,33</text:p>
          </table:table-cell>
          <table:table-cell table:number-columns-repeated="5"/>
        </table:table-row>
      </table:table>
      <table:table table:name="Hoj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Hoja1.A3:Hoja1.B69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€</number:text>
    </number:number-style>
    <number:number-style style:name="N106">
      <number:text>-</number:text>
      <number:number number:decimal-places="0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7P0"/>
    </number:number-style>
    <number:number-style style:name="N109P0" style:volatile="true">
      <number:number number:decimal-places="2" number:min-integer-digits="1" number:grouping="true"/>
      <number:text> €</number:text>
    </number:number-style>
    <number:number-style style:name="N109">
      <number:text>-</number:text>
      <number:number number: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number number:decimal-places="0" number:min-integer-digits="1" number:grouping="true"/>
      <number:text>    </number:text>
    </number:number-style>
    <number:number-style style:name="N118P1" style:volatile="true">
      <number:text>-</number:text>
      <number:number number:decimal-places="0" number:min-integer-digits="1" number:grouping="true"/>
      <number:text>    </number:text>
    </number:number-style>
    <number:number-style style:name="N118P2" style:volatile="true">
      <number:text> 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€ </number:text>
    </number:number-style>
    <number:number-style style:name="N122P1" style:volatile="true">
      <number:text>-</number:text>
      <number:number number:decimal-places="0" number:min-integer-digits="1" number:grouping="true"/>
      <number:text> € </number:text>
    </number:number-style>
    <number:number-style style:name="N122P2" style:volatile="true">
      <number:text> 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number number:decimal-places="2" number:min-integer-digits="1" number:grouping="true"/>
      <number:text>    </number:text>
    </number:number-style>
    <number:number-style style:name="N126P1" style:volatile="true">
      <number:text>-</number:text>
      <number:number number:decimal-places="2" number:min-integer-digits="1" number:grouping="true"/>
      <number:text>    </number:text>
    </number:number-style>
    <number:number-style style:name="N126P2" style:volatile="true">
      <number:text> -</number:text>
      <number:number number: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€ </number:text>
    </number:number-style>
    <number:number-style style:name="N130P1" style:volatile="true">
      <number:text>-</number:text>
      <number:number number:decimal-places="2" number:min-integer-digits="1" number:grouping="true"/>
      <number:text> € </number:text>
    </number:number-style>
    <number:number-style style:name="N130P2" style:volatile="true">
      <number:text> -</number:text>
      <number:number number: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integer-digits="3" number:min-exponent-digits="1"/>
    </number:number-style>
    <number:number-style style:name="N136P0" style:volatile="true">
      <number:text>Sí</number:text>
    </number:number-style>
    <number:number-style style:name="N136P1" style:volatile="true">
      <number:text>Sí</number:text>
    </number:number-style>
    <number:number-style style:name="N136">
      <number:text>No</number:text>
      <style:map style:condition="value()&gt;0" style:apply-style-name="N136P0"/>
      <style:map style:condition="value()&lt;0" style:apply-style-name="N136P1"/>
    </number:number-style>
    <number:number-style style:name="N138P0" style:volatile="true">
      <number:text>Verdadero</number:text>
    </number:number-style>
    <number:number-style style:name="N138P1" style:volatile="true">
      <number:text>Verdadero</number:text>
    </number:number-style>
    <number:number-style style:name="N138">
      <number:text>Falso</number:text>
      <style:map style:condition="value()&gt;0" style:apply-style-name="N138P0"/>
      <style:map style:condition="value()&lt;0" style:apply-style-name="N138P1"/>
    </number:number-style>
    <number:number-style style:name="N140P0" style:volatile="true">
      <number:text>Activado</number:text>
    </number:number-style>
    <number:number-style style:name="N140P1" style:volatile="true">
      <number:text>Activado</number:text>
    </number:number-style>
    <number:number-style style:name="N140">
      <number:text>Desactivado</number:text>
      <style:map style:condition="value()&gt;0" style:apply-style-name="N140P0"/>
      <style:map style:condition="value()&lt;0" style:apply-style-name="N140P1"/>
    </number:number-style>
    <number:currency-style style:name="N142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2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2P0"/>
    </number:currency-style>
    <number:number-style style:name="N143">
      <number:number number:decimal-places="9" number:min-integer-digits="1"/>
    </number:number-style>
    <number:number-style style:name="N144">
      <number:number number:decimal-places="8" number:min-integer-digits="1"/>
    </number:number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1">21/03/2011</text:date>, <text:time>19:44:0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ernando Rodríguez Muñoz</meta:initial-creator>
    <meta:creation-date>2011-03-18T01:52:23.23</meta:creation-date>
    <dc:date>2011-03-21T19:44:02.06</dc:date>
    <dc:creator>FERNANDO RODRIGUEZ MUÑOZ</dc:creator>
    <meta:editing-duration>PT11M9S</meta:editing-duration>
    <meta:editing-cycles>2</meta:editing-cycles>
    <meta:generator>OpenOffice.org/3.3$Win32 OpenOffice.org_project/330m20$Build-9567</meta:generator>
    <meta:document-statistic meta:table-count="3" meta:cell-count="143" meta:object-count="0"/>
  </office:meta>
</office:document-meta>
</file>